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.279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1.532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1.817cm" fo:min-width="8.93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2.377cm" fo:min-width="2.127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4.331cm" fo:min-width="4.081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517cm" fo:min-width="1.266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99cc" draw:auto-grow-height="false" fo:min-height="1.85cm" fo:min-width="5.748cm" fo:wrap-option="wrap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3.751cm" fo:min-width="3.629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2.608cm" fo:min-width="3.1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.8999996185303pt" style:font-size-asian="12pt" style:font-size-complex="12pt"/>
    </style:style>
    <style:style style:name="P4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3333"/>
      <style:paragraph-properties fo:text-align="center"/>
      <style:text-properties fo:font-size="18pt"/>
    </style:style>
    <style:style style:name="P9" style:family="paragraph">
      <loext:graphic-properties draw:fill-color="#00cc00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-color="#ff99cc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cc99"/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33% 58%" fo:font-size="32pt" style:font-size-asian="32pt" style:font-size-complex="32pt"/>
    </style:style>
    <style:style style:name="T5" style:family="text">
      <style:text-properties style:text-position="0% 100%" fo:font-size="32pt" style:font-size-asian="32pt" style:font-size-complex="3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556cm" svg:height="3.556cm" svg:x="9.301cm" svg:y="17.2cm">
          <text:p text:style-name="P1"><text:span text:style-name="T1">I</text:span></text:p>
          <text:p text:style-name="P1"><text:span text:style-name="T1">finished</text:span></text:p>
          <text:p text:style-name="P1"><text:span text:style-name="T1">tomorrow’s</text:span></text:p>
          <text:p text:style-name="P1"><text:span text:style-name="T1">Homework?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7" draw:id="id7" draw:layer="layout" svg:width="3.557cm" svg:height="3.556cm" svg:x="12.325cm" svg:y="9.99cm">
          <text:p text:style-name="P1"><text:span text:style-name="T1">Is it a</text:span></text:p>
          <text:p text:style-name="P1"><text:span text:style-name="T1">school</text:span></text:p>
          <text:p text:style-name="P1"><text:span text:style-name="T1">da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8" draw:id="id8" draw:layer="layout" svg:width="3.557cm" svg:height="3.556cm" svg:x="9.473cm" svg:y="12.43cm">
          <text:p text:style-name="P1"><text:span text:style-name="T1">Did I do</text:span></text:p>
          <text:p text:style-name="P1"><text:span text:style-name="T1">1 or more</text:span></text:p>
          <text:p text:style-name="P1"><text:span text:style-name="T1">chore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2" draw:id="id2" draw:layer="layout" svg:width="3.556cm" svg:height="3.556cm" svg:x="1.683cm" svg:y="5.508cm">
          <text:p text:style-name="P1"><text:span text:style-name="T1">I made</text:span></text:p>
          <text:p text:style-name="P1"><text:span text:style-name="T1">my</text:span></text:p>
          <text:p text:style-name="P1"><text:span text:style-name="T1">b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3" draw:id="id3" draw:layer="layout" svg:width="3.556cm" svg:height="3.556cm" svg:x="7.182cm" svg:y="5.508cm">
          <text:p text:style-name="P1"><text:span text:style-name="T1">My dirty</text:span></text:p>
          <text:p text:style-name="P1"><text:span text:style-name="T1">laundry</text:span></text:p>
          <text:p text:style-name="P1"><text:span text:style-name="T1">is in the</text:span></text:p>
          <text:p text:style-name="P1"><text:span text:style-name="T1">hamp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12" draw:id="id12" draw:layer="layout" svg:width="3.556cm" svg:height="3.556cm" svg:x="4.291cm" svg:y="17.202cm">
          <text:p text:style-name="P1"><text:span text:style-name="T1">Outside</text:span><text:span text:style-name="T2">(2)</text:span></text:p>
          <text:p text:style-name="P1"><text:span text:style-name="T1">or active</text:span></text:p>
          <text:p text:style-name="P1"><text:span text:style-name="T1">for 1 or more</text:span></text:p>
          <text:p text:style-name="P1"><text:span text:style-name="T1">hour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9" draw:id="id9" draw:layer="layout" svg:width="3.556cm" svg:height="3.556cm" svg:x="15.188cm" svg:y="12.43cm">
          <text:p text:style-name="P1"><text:span text:style-name="T1">Did I do</text:span></text:p>
          <text:p text:style-name="P1"><text:span text:style-name="T1">3 or more</text:span></text:p>
          <text:p text:style-name="P1"><text:span text:style-name="T1">chore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6" draw:id="id16" draw:layer="layout" svg:width="4.064cm" svg:height="4.064cm" svg:x="13.608cm" svg:y="22.399cm">
          <text:p text:style-name="P1"><text:span text:style-name="T1">Have I </text:span></text:p>
          <text:p text:style-name="P1"><text:span text:style-name="T1">already played</text:span><text:span text:style-name="T2">(1)</text:span></text:p>
          <text:p text:style-name="P1"><text:span text:style-name="T1">for 2 hours</text:span></text:p>
          <text:p text:style-name="P1"><text:span text:style-name="T1">toda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14" draw:id="id14" draw:layer="layout" svg:width="3.556cm" svg:height="3.556cm" svg:x="14.343cm" svg:y="17.202cm">
          <text:p text:style-name="P1"><text:span text:style-name="T1">I </text:span></text:p>
          <text:p text:style-name="P1"><text:span text:style-name="T1">worked </text:span></text:p>
          <text:p text:style-name="P1"><text:span text:style-name="T1">on other</text:span></text:p>
          <text:p text:style-name="P1"><text:span text:style-name="T1">Homework?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" draw:id="id1" draw:layer="layout" svg:width="13.335cm" svg:height="2.921cm" svg:x="1.605cm" svg:y="1cm">
          <text:p text:style-name="P1"><text:span text:style-name="T3">Can I play</text:span><text:span text:style-name="T4">(1)</text:span><text:span text:style-name="T5"> electronic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3.556cm" svg:height="3.556cm" svg:x="12.325cm" svg:y="5.508cm">
          <text:p text:style-name="P1"><text:span text:style-name="T1">Is it</text:span></text:p>
          <text:p text:style-name="P1"><text:span text:style-name="T1">before</text:span></text:p>
          <text:p text:style-name="P1"><text:span text:style-name="T1">Breakfa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8.273cm" svg:y1="3.921cm" svg:x2="3.461cm" svg:y2="5.508cm" draw:start-shape="id1" draw:start-glue-point="8" draw:end-shape="id2" draw:end-glue-point="4" svg:d="M8273 3921v794h-4812v793" svg:viewBox="0 0 4813 1588">
          <text:p text:style-name="P1"><text:span text:style-name="T1"><text:s text:c="50"/></text:span><text:span text:style-name="T1">Start</text:span></text:p>
          <text:p text:style-name="P1"/>
        </draw:connector>
        <draw:connector draw:style-name="gr5" draw:text-style-name="P6" draw:layer="layout" svg:x1="5.239cm" svg:y1="7.286cm" svg:x2="7.182cm" svg:y2="7.286cm" draw:start-shape="id2" draw:start-glue-point="7" draw:end-shape="id3" draw:end-glue-point="5" svg:d="M5239 7286h1943" svg:viewBox="0 0 1944 1">
          <text:p text:style-name="P1"><text:span text:style-name="T1"/></text:p>
        </draw:connector>
        <draw:connector draw:style-name="gr5" draw:text-style-name="P7" draw:layer="layout" svg:x1="10.738cm" svg:y1="7.286cm" svg:x2="12.325cm" svg:y2="7.286cm" draw:start-shape="id3" draw:start-glue-point="7" draw:end-shape="id4" draw:end-glue-point="5" svg:d="M10738 7286h1587" svg:viewBox="0 0 1588 1">
          <text:p text:style-name="P1"/>
        </draw:connector>
        <draw:custom-shape draw:style-name="gr6" draw:text-style-name="P8" xml:id="id5" draw:id="id5" draw:layer="layout" svg:width="3.713cm" svg:height="3.713cm" svg:x="1.605cm" svg:y="10.714cm">
          <text:p text:style-name="P1"><text:span text:style-name="T6">Stop!</text:span></text:p>
          <text:p text:style-name="P1"><text:span text:style-name="T7">No</text:span></text:p>
          <text:p text:style-name="P1"><text:span text:style-name="T7">electronics</text:span></text:p>
          <text:p text:style-name="P1"><text:span text:style-name="T7">now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6" draw:layer="layout" svg:x1="3.461cm" svg:y1="9.064cm" svg:x2="3.462cm" svg:y2="10.714cm" draw:start-shape="id2" draw:start-glue-point="6" draw:end-shape="id5" draw:end-glue-point="4" svg:d="M3461 9064v825h1v825" svg:viewBox="0 0 2 1651">
          <text:p text:style-name="P1"><text:span text:style-name="T1"/></text:p>
        </draw:connector>
        <draw:connector draw:style-name="gr5" draw:text-style-name="P5" draw:layer="layout" svg:x1="8.96cm" svg:y1="9.064cm" svg:x2="5.318cm" svg:y2="12.571cm" draw:start-shape="id3" draw:start-glue-point="6" draw:end-shape="id5" draw:end-glue-point="7" svg:d="M8960 9064v3507h-3642" svg:viewBox="0 0 3643 3508">
          <text:p text:style-name="P1"><text:span text:style-name="T1"/></text:p>
        </draw:connector>
        <draw:connector draw:style-name="gr5" draw:text-style-name="P6" draw:layer="layout" draw:line-skew="3.921cm 8.541cm" svg:x1="15.881cm" svg:y1="7.286cm" svg:x2="7.287cm" svg:y2="27.924cm" draw:start-shape="id4" draw:start-glue-point="7" draw:end-shape="id6" draw:end-glue-point="4" svg:d="M15881 7286h4423v19749h-13017v889" svg:viewBox="0 0 13018 20639">
          <text:p text:style-name="P1"><text:span text:style-name="T1"/></text:p>
        </draw:connector>
        <draw:custom-shape draw:style-name="gr7" draw:text-style-name="P9" xml:id="id6" draw:id="id6" draw:layer="layout" svg:width="6.477cm" svg:height="6.477cm" svg:x="4.048cm" svg:y="27.924cm">
          <text:p text:style-name="P1"><text:span text:style-name="T8">Yes, I can!</text:span>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2.496cm" svg:height="2.497cm" svg:x="6.039cm" svg:y="31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xml:id="id10" draw:id="id10" draw:layer="layout" svg:width="4.064cm" svg:height="4.064cm" svg:x="8.466cm" svg:y="22.399cm">
          <text:p text:style-name="P1"><text:span text:style-name="T1">Outside</text:span><text:span text:style-name="T2">(2)</text:span></text:p>
          <text:p text:style-name="P1"><text:span text:style-name="T1">or active</text:span></text:p>
          <text:p text:style-name="P1"><text:span text:style-name="T1">for more hours</text:span></text:p>
          <text:p text:style-name="P1"><text:span text:style-name="T1">than I have</text:span></text:p>
          <text:p text:style-name="P1"><text:span text:style-name="T1">play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ircle draw:style-name="gr9" draw:text-style-name="P1" xml:id="id15" draw:id="id15" draw:layer="layout" svg:width="0.762cm" svg:height="0.762cm" svg:x="18.059cm" svg:y="21.047cm" draw:kind="arc" draw:start-angle="87.54" draw:end-angle="270.23">
          <text:p/>
        </draw:circle>
        <draw:connector draw:style-name="gr5" draw:text-style-name="P6" draw:layer="layout" draw:line-skew="-0.223cm" svg:x1="14.103cm" svg:y1="9.064cm" svg:x2="14.104cm" svg:y2="9.99cm" draw:start-shape="id4" draw:start-glue-point="6" draw:end-shape="id7" draw:end-glue-point="4" svg:d="M14103 9064v241h1v685" svg:viewBox="0 0 2 927">
          <text:p text:style-name="P1"><text:span text:style-name="T1"/></text:p>
        </draw:connector>
        <draw:connector draw:style-name="gr5" draw:text-style-name="P6" draw:layer="layout" svg:x1="12.325cm" svg:y1="11.768cm" svg:x2="11.252cm" svg:y2="12.43cm" draw:start-shape="id7" draw:start-glue-point="5" draw:end-shape="id8" draw:end-glue-point="4" svg:d="M12325 11768h-1073v662" svg:viewBox="0 0 1074 663">
          <text:p text:style-name="P1"><text:span text:style-name="T1"/></text:p>
        </draw:connector>
        <draw:connector draw:style-name="gr5" draw:text-style-name="P6" draw:layer="layout" svg:x1="15.882cm" svg:y1="11.768cm" svg:x2="16.966cm" svg:y2="12.43cm" draw:start-shape="id7" draw:start-glue-point="7" draw:end-shape="id9" draw:end-glue-point="4" svg:d="M15882 11768h1084v662" svg:viewBox="0 0 1085 663">
          <text:p text:style-name="P1"><text:span text:style-name="T1"/></text:p>
        </draw:connector>
        <draw:connector draw:style-name="gr5" draw:text-style-name="P6" draw:layer="layout" svg:x1="8.466cm" svg:y1="24.431cm" svg:x2="7.27cm" svg:y2="21.447cm" draw:start-shape="id10" draw:start-glue-point="5" draw:end-shape="id11" draw:end-glue-point="0" svg:d="M8466 24431h-1196v-2984" svg:viewBox="0 0 1197 2985">
          <text:p text:style-name="P1"><text:span text:style-name="T1"/></text:p>
        </draw:connector>
        <draw:connector draw:style-name="gr5" draw:text-style-name="P6" draw:layer="layout" svg:x1="9.473cm" svg:y1="14.208cm" svg:x2="5.318cm" svg:y2="12.571cm" draw:start-shape="id8" draw:start-glue-point="5" draw:end-shape="id5" draw:end-glue-point="7" svg:d="M9473 14208h-2078v-1637h-2077" svg:viewBox="0 0 4156 1638">
          <text:p text:style-name="P1"><text:span text:style-name="T1"/></text:p>
        </draw:connector>
        <draw:connector draw:style-name="gr10" draw:text-style-name="P5" draw:layer="layout" draw:line-skew="0cm 4.959cm" svg:x1="18.744cm" svg:y1="14.208cm" svg:x2="3.462cm" svg:y2="14.427cm" draw:start-shape="id9" draw:start-glue-point="7" draw:end-shape="id5" draw:end-glue-point="6" svg:d="M18744 14208h502v7239h-15784v-7020" svg:viewBox="0 0 15785 7240">
          <text:p/>
        </draw:connector>
        <draw:connector draw:style-name="gr10" draw:text-style-name="P5" draw:layer="layout" svg:x1="11.252cm" svg:y1="15.986cm" svg:x2="6.069cm" svg:y2="17.202cm" draw:start-shape="id8" draw:start-glue-point="6" draw:end-shape="id12" draw:end-glue-point="4" svg:d="M11252 15986v609h-5183v607" svg:viewBox="0 0 5184 1217">
          <text:p/>
        </draw:connector>
        <draw:connector draw:style-name="gr10" draw:text-style-name="P5" draw:layer="layout" svg:x1="16.966cm" svg:y1="15.986cm" svg:x2="6.069cm" svg:y2="17.202cm" draw:start-shape="id9" draw:start-glue-point="6" draw:end-shape="id12" draw:end-glue-point="4" svg:d="M16966 15986v609h-10897v607" svg:viewBox="0 0 10898 1217">
          <text:p/>
        </draw:connector>
        <draw:connector draw:style-name="gr10" draw:text-style-name="P5" draw:layer="layout" svg:x1="7.847cm" svg:y1="18.98cm" svg:x2="9.301cm" svg:y2="18.978cm" draw:start-shape="id12" draw:start-glue-point="7" draw:end-shape="id13" draw:end-glue-point="5" svg:d="M7847 18980h728v-2h726" svg:viewBox="0 0 1455 3">
          <text:p/>
        </draw:connector>
        <draw:connector draw:style-name="gr10" draw:text-style-name="P5" draw:layer="layout" svg:x1="12.857cm" svg:y1="18.978cm" svg:x2="14.343cm" svg:y2="18.98cm" draw:start-shape="id13" draw:start-glue-point="7" draw:end-shape="id14" draw:end-glue-point="5" svg:d="M12857 18978h744v2h742" svg:viewBox="0 0 1487 3">
          <text:p/>
        </draw:connector>
        <draw:connector draw:style-name="gr10" draw:text-style-name="P5" draw:layer="layout" draw:line-skew="0.187cm" svg:x1="6.069cm" svg:y1="20.758cm" svg:x2="3.462cm" svg:y2="14.427cm" draw:start-shape="id12" draw:start-glue-point="6" draw:end-shape="id5" draw:end-glue-point="6" svg:d="M6069 20758v689h-2607v-7020" svg:viewBox="0 0 2608 7021">
          <text:p/>
        </draw:connector>
        <draw:connector draw:style-name="gr10" draw:text-style-name="P5" xml:id="id11" draw:id="id11" draw:layer="layout" draw:line-skew="0.189cm" svg:x1="11.079cm" svg:y1="20.756cm" svg:x2="3.462cm" svg:y2="14.427cm" draw:start-shape="id13" draw:start-glue-point="6" draw:end-shape="id5" draw:end-glue-point="6" svg:d="M11079 20756v691h-7617v-7020" svg:viewBox="0 0 7618 7021">
          <text:p/>
        </draw:connector>
        <draw:connector draw:style-name="gr10" draw:text-style-name="P5" draw:layer="layout" draw:line-skew="0.187cm" svg:x1="16.121cm" svg:y1="20.758cm" svg:x2="3.462cm" svg:y2="14.427cm" draw:start-shape="id14" draw:start-glue-point="6" draw:end-shape="id5" draw:end-glue-point="6" svg:d="M16121 20758v689h-12659v-7020" svg:viewBox="0 0 12660 7021">
          <text:p/>
        </draw:connector>
        <draw:connector draw:style-name="gr10" draw:text-style-name="P5" draw:layer="layout" svg:x1="17.899cm" svg:y1="18.98cm" svg:x2="18.44cm" svg:y2="21.047cm" draw:start-shape="id14" draw:start-glue-point="7" draw:end-shape="id15" draw:end-glue-point="0" svg:d="M17899 18980h541v2067" svg:viewBox="0 0 542 2068">
          <text:p/>
        </draw:connector>
        <draw:connector draw:style-name="gr10" draw:text-style-name="P5" draw:layer="layout" draw:line-skew="-0.159cm" svg:x1="15.64cm" svg:y1="26.463cm" svg:x2="7.287cm" svg:y2="27.924cm" draw:start-shape="id16" draw:start-glue-point="6" draw:end-shape="id6" draw:end-glue-point="4" svg:d="M15640 26463v572h-8353v889" svg:viewBox="0 0 8354 1462">
          <text:p/>
        </draw:connector>
        <draw:connector draw:style-name="gr10" draw:text-style-name="P5" draw:layer="layout" svg:x1="13.608cm" svg:y1="24.431cm" svg:x2="12.53cm" svg:y2="24.431cm" draw:start-shape="id16" draw:start-glue-point="5" draw:end-shape="id10" draw:end-glue-point="7" svg:d="M13608 24431h-1078" svg:viewBox="0 0 1079 1">
          <text:p/>
        </draw:connector>
        <draw:connector draw:style-name="gr10" draw:text-style-name="P5" draw:layer="layout" draw:line-skew="-0.127cm" svg:x1="10.498cm" svg:y1="26.463cm" svg:x2="7.287cm" svg:y2="27.924cm" draw:start-shape="id10" draw:start-glue-point="6" draw:end-shape="id6" draw:end-glue-point="4" svg:d="M10498 26463v604h-3211v857" svg:viewBox="0 0 3212 1462">
          <text:p/>
        </draw:connector>
        <draw:connector draw:style-name="gr10" draw:text-style-name="P5" draw:layer="layout" svg:x1="18.44cm" svg:y1="21.809cm" svg:x2="17.672cm" svg:y2="24.431cm" draw:start-shape="id15" draw:start-glue-point="2" draw:end-shape="id16" draw:end-glue-point="7" svg:d="M18440 21809v2622h-768" svg:viewBox="0 0 769 2623">
          <text:p/>
        </draw:connector>
        <draw:custom-shape draw:style-name="gr11" draw:text-style-name="P11" draw:layer="layout" svg:width="8.128cm" svg:height="6.477cm" svg:x="11.414cm" svg:y="27.797cm">
          <text:p text:style-name="P1"><text:span text:style-name="T9">Parents can choose to ignore </text:span><text:span text:style-name="T10">shared, family</text:span><text:span text:style-name="T9"> electronics time – like watching a movie together. </text:span>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2" draw:text-style-name="P12" draw:layer="layout" svg:width="5.463cm" svg:height="5.334cm" svg:x="1.371cm" svg:y="22.112cm">
          <text:p text:style-name="P1"><text:span text:style-name="T1">(2) Outside/active </text:span></text:p>
          <text:p text:style-name="P1"><text:span text:style-name="T1">time does NOT </text:span></text:p>
          <text:p text:style-name="P1"><text:span text:style-name="T1">include to/from or </text:span></text:p>
          <text:p text:style-name="P1"><text:span text:style-name="T1">at school or using </text:span></text:p>
          <text:p text:style-name="P1"><text:span text:style-name="T1">electronics while </text:span></text:p>
          <text:p text:style-name="P1"><text:span text:style-name="T1">outdoors, but </text:span></text:p>
          <text:p text:style-name="P1"><text:span text:style-name="T1">DOES include </text:span></text:p>
          <text:p text:style-name="P1"><text:span text:style-name="T1">outdoor chores.</text:span></text:p>
          <draw:enhanced-geometry svg:viewBox="0 0 21600 21600" draw:path-stretchpoint-x="11000" draw:path-stretchpoint-y="10800" draw:text-areas="?f0 ?f0 ?f3 ?f12" draw:type="vertical-scroll" draw:modifiers="2700.506091846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3" draw:text-style-name="P12" draw:layer="layout" svg:width="4.588cm" svg:height="3.81cm" svg:x="15.605cm" svg:y="2.143cm">
          <text:p text:style-name="P1"><text:span text:style-name="T1">(1) “play” means </text:span></text:p>
          <text:p text:style-name="P1"><text:span text:style-name="T1">using anything </text:span></text:p>
          <text:p text:style-name="P1"><text:span text:style-name="T1">electronic for</text:span></text:p>
          <text:p text:style-name="P1"><text:span text:style-name="T1">visual </text:span></text:p>
          <text:p text:style-name="P1"><text:span text:style-name="T1">entertainment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4" draw:text-style-name="P13" draw:layer="layout" svg:width="1.044cm" svg:height="0.721cm" svg:x="8.874cm" svg:y="9.042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3.386cm" svg:y="9.001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13.954cm" svg:y="8.915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8.693cm" svg:y="13.546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15.704cm" svg:y="11.174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5.953cm" svg:y="20.599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10.906cm" svg:y="20.685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15.986cm" svg:y="20.685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18.498cm" svg:y="13.614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7.757cm" svg:y="23.774cm">
          <draw:text-box>
            <text:p><text:span text:style-name="T1">No</text:span></text:p>
          </draw:text-box>
        </draw:frame>
        <draw:frame draw:style-name="gr14" draw:text-style-name="P13" draw:layer="layout" svg:width="1.044cm" svg:height="0.721cm" svg:x="15.559cm" svg:y="26.319cm">
          <draw:text-box>
            <text:p><text:span text:style-name="T1">No</text:span></text:p>
          </draw:text-box>
        </draw:frame>
        <draw:frame draw:style-name="gr14" draw:text-style-name="P13" draw:layer="layout" svg:width="1.196cm" svg:height="0.721cm" svg:x="11.386cm" svg:y="11.174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11.133cm" svg:y="15.859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16.822cm" svg:y="15.9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7.551cm" svg:y="18.399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12.504cm" svg:y="18.399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17.584cm" svg:y="18.399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12.666cm" svg:y="23.774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10.452cm" svg:y="26.373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4.937cm" svg:y="6.756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10.472cm" svg:y="6.715cm">
          <draw:text-box>
            <text:p><text:span text:style-name="T1">Yes</text:span></text:p>
          </draw:text-box>
        </draw:frame>
        <draw:frame draw:style-name="gr14" draw:text-style-name="P13" draw:layer="layout" svg:width="1.196cm" svg:height="0.721cm" svg:x="15.679cm" svg:y="6.715cm">
          <draw:text-box>
            <text:p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15:22:34.576395000</meta:creation-date>
    <dc:date>2017-09-27T12:06:59.104000000</dc:date>
    <meta:editing-duration>P1DT9H6M40S</meta:editing-duration>
    <meta:editing-cycles>14</meta:editing-cycles>
    <meta:generator>LibreOffice/5.4.0.3$Windows_X86_64 LibreOffice_project/7556cbc6811c9d992f4064ab9287069087d7f62c</meta:generator>
    <meta:print-date>2017-09-27T11:50:17.763000000</meta:print-date>
    <meta:document-statistic meta:object-count="65"/>
  </office:meta>
</office:document-meta>
</file>